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automatic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3.18558333333333cm"/>
    </style:style>
    <style:style style:name="co3" style:family="table-column">
      <style:table-column-properties fo:break-before="auto" style:column-width="9.10166666666667cm"/>
    </style:style>
    <style:style style:name="co4" style:family="table-column">
      <style:table-column-properties fo:break-before="auto" style:column-width="2.68816666666667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3.1115cm"/>
    </style:style>
    <style:style style:name="co7" style:family="table-column">
      <style:table-column-properties fo:break-before="auto" style:column-width="2.74108333333333cm"/>
    </style:style>
    <style:style style:name="co8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4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6" table:default-cell-style-name="ce1"/>
        <table:table-row table:number-rows-repeated="4" table:style-name="ro1">
          <table:table-cell table:number-columns-repeated="16384"/>
        </table:table-row>
        <table:table-row table:style-name="ro2">
          <table:table-cell table:number-columns-repeated="2"/>
          <table:table-cell table:style-name="ce2"/>
          <table:table-cell office:value-type="string" table:style-name="ce3">
            <text:p>CODES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string" table:style-name="ce4">
            <text:p>Retraités</text:p>
          </table:table-cell>
          <table:table-cell office:value-type="string" table:style-name="ce7">
            <text:p>71 72 73 74 75 76 77 78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string" table:style-name="ce4">
            <text:p>Chômeurs</text:p>
          </table:table-cell>
          <table:table-cell office:value-type="string" table:style-name="ce7">
            <text:p>91 92 93 94 95 96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string" table:style-name="ce4">
            <text:p>Inactifs</text:p>
          </table:table-cell>
          <table:table-cell office:value-type="string" table:style-name="ce7">
            <text:p>81 82 84 85 86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string" table:style-name="ce4">
            <text:p>Ne sais pas<text:s/></text:p>
          </table:table-cell>
          <table:table-cell office:value-type="float" office:value="88" table:style-name="ce6">
            <text:p>88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string" table:style-name="ce4">
            <text:p>Travailleurs</text:p>
          </table:table-cell>
          <table:table-cell office:value-type="string" table:style-name="ce7">
            <text:p>Le reste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5"/>
          <table:table-cell table:number-columns-repeated="16381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Feuille2" table:style-name="ta1">
        <table:table-column table:style-name="co1" table:default-cell-style-name="ce1"/>
        <table:table-column table:style-name="co8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Feuille3" table:style-name="ta1">
        <table:table-column table:style-name="co1" table:default-cell-style-name="ce1"/>
        <table:table-column table:style-name="co8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727</meta:generator>
    <meta:initial-creator>Odélia Guedj</meta:initial-creator>
    <dc:creator>odelia guedj</dc:creator>
    <meta:creation-date>2019-07-01T11:46:39Z</meta:creation-date>
    <dc:date>2019-08-28T10:00:34Z</dc:date>
    <meta:editing-cycles>1</meta:editing-cycles>
    <meta:editing-duration>PT7281S</meta:editing-duration>
  </office:meta>
</office:document-meta>
</file>